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06e980" officeooo:paragraph-rsid="0006e980"/>
    </style:style>
    <style:style style:name="P2" style:family="paragraph" style:parent-style-name="Standard">
      <style:text-properties style:text-underline-style="solid" style:text-underline-width="auto" style:text-underline-color="font-color" officeooo:rsid="0006e980" officeooo:paragraph-rsid="0006e980"/>
    </style:style>
    <style:style style:name="P3" style:family="paragraph" style:parent-style-name="Standard">
      <style:text-properties officeooo:rsid="0006e980" officeooo:paragraph-rsid="0006e980"/>
    </style:style>
    <style:style style:name="P4" style:family="paragraph" style:parent-style-name="Standard">
      <style:text-properties officeooo:rsid="0006e980" officeooo:paragraph-rsid="0009f198"/>
    </style:style>
    <style:style style:name="P5" style:family="paragraph" style:parent-style-name="Standard">
      <style:text-properties officeooo:rsid="0009c561" officeooo:paragraph-rsid="0009c561"/>
    </style:style>
    <style:style style:name="P6" style:family="paragraph" style:parent-style-name="Standard">
      <style:text-properties fo:font-weight="normal" officeooo:rsid="0006e980" officeooo:paragraph-rsid="0009f198" style:font-weight-asian="normal" style:font-weight-complex="normal"/>
    </style:style>
    <style:style style:name="P7" style:family="paragraph" style:parent-style-name="Standard">
      <style:text-properties fo:font-weight="bold" officeooo:rsid="0006e980" officeooo:paragraph-rsid="0009f198" style:font-weight-asian="bold" style:font-weight-complex="bold"/>
    </style:style>
    <style:style style:name="P8" style:family="paragraph" style:parent-style-name="Standard">
      <style:text-properties style:text-underline-style="solid" style:text-underline-width="auto" style:text-underline-color="font-color" fo:font-weight="normal" officeooo:rsid="0006e980" officeooo:paragraph-rsid="0009f198" style:font-weight-asian="normal" style:font-weight-complex="normal"/>
    </style:style>
    <style:style style:name="T1" style:family="text">
      <style:text-properties officeooo:rsid="0009f198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9f198" style:font-weight-asian="bold" style:font-weight-complex="bold"/>
    </style:style>
    <style:style style:name="T5" style:family="text">
      <style:text-properties fo:font-weight="normal" officeooo:rsid="0009f198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2">Protocolo para Cliente-Servidor LSS</text:span></text:p>
      <text:p text:style-name="P1"/>
      <text:p text:style-name="P1"><text:span text:style-name="T3">Para </text:span><text:span text:style-name="T4">conectar con un lss</text:span></text:p>
      <text:p text:style-name="P6"><text:span text:style-name="T1">connect &lt;diskID&gt; &lt;security key en md5&gt;</text:span></text:p>
      <text:p text:style-name="P2"/>
      <text:p text:style-name="P7"><text:span text:style-name="T1">Para obtener bloque libre</text:span></text:p>
      <text:p text:style-name="P4"><text:span text:style-name="T1">getFreeBlock &lt;diskID&gt;</text:span></text:p>
      <text:p text:style-name="P4"><text:span text:style-name="T1"/></text:p>
      <text:p text:style-name="P7"><text:span text:style-name="T1">Para leer un bloque</text:span></text:p>
      <text:p text:style-name="P6"><text:span text:style-name="T1">readBlock &lt;diskID&gt; &lt;block&gt;</text:span></text:p>
      <text:p text:style-name="P6"><text:span text:style-name="T1"/></text:p>
      <text:p text:style-name="P7"><text:span text:style-name="T1">Para escribir un bloque </text:span></text:p>
      <text:p text:style-name="P6"><text:span text:style-name="T1">writeBlock &lt;diskID&gt; &lt;block&gt; &lt;data&gt;</text:span></text:p>
      <text:p text:style-name="P6"><text:span text:style-name="T1"/></text:p>
      <text:p text:style-name="P6"><text:span text:style-name="T1">*data es una cadena de chars que representa el binario de los datos, cada char es un byte</text:span></text:p>
      <text:p text:style-name="P6"><text:span text:style-name="T1"/></text:p>
      <text:p text:style-name="P7"><text:span text:style-name="T1">Para obtener la lista de los LSS disponibles</text:span></text:p>
      <text:p text:style-name="P6"><text:span text:style-name="T1">getLssList</text:span></text:p>
      <text:p text:style-name="P6"><text:span text:style-name="T1"/></text:p>
      <text:p text:style-name="P7"><text:span text:style-name="T1">Para obtener el tamaño de un disco</text:span></text:p>
      <text:p text:style-name="P7"><text:span text:style-name="T5">getSize &lt;diskID&gt;</text:span></text:p>
      <text:p text:style-name="P7"><text:span text:style-name="T5"/></text:p>
      <text:p text:style-name="P7"><text:span text:style-name="T1">Para escribir una cadena de bytes</text:span></text:p>
      <text:p text:style-name="P6"><text:span text:style-name="T1">writeBytes &lt;diskID&gt; &lt;block&gt; &lt;offset&gt; &lt;size&gt; &lt;data&gt;</text:span></text:p>
      <text:p text:style-name="P6"><text:span text:style-name="T1"/></text:p>
      <text:p text:style-name="P7"><text:span text:style-name="T1">Para leer una cadena de bytes</text:span></text:p>
      <text:p text:style-name="P6"><text:span text:style-name="T1">readBytes &lt;diskID&gt; &lt;block&gt; &lt;offset&gt; &lt;size&gt;</text:span></text:p>
      <text:p text:style-name="P6"><text:span text:style-name="T1"/></text:p>
      <text:p text:style-name="P8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C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10T22:58:13</meta:creation-date>
    <meta:editing-duration>PT2H17M25S</meta:editing-duration>
    <meta:editing-cycles>3</meta:editing-cycles>
    <meta:generator>LibreOffice/3.6$Linux_x86 LibreOffice_project/360m1$Build-2</meta:generator>
    <meta:initial-creator>Joseph Loaiza</meta:initial-creator>
    <dc:date>2013-06-04T00:28:00</dc:date>
    <dc:creator>Joseph Loaiza</dc:creator>
    <meta:document-statistic meta:table-count="0" meta:image-count="0" meta:object-count="0" meta:page-count="1" meta:paragraph-count="18" meta:word-count="95" meta:character-count="593" meta:non-whitespace-character-count="515"/>
  </office:meta>
</office:document-meta>
</file>